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92.7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51369863013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32.2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859589041095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29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29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29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29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29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29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29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29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29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15M00S" calcext:value-type="time">
            <text:p>0.802083333333333</text:p>
          </table:table-cell>
          <table:table-cell table:formula="of:=MOD(([.D120]-[.C120])*24;24)" office:value-type="float" office:value="1.25" calcext:value-type="float">
            <text:p/>
          </table:table-cell>
          <table:table-cell table:formula="of:=SUM([.$E$4:.$E120])" office:value-type="float" office:value="292.75" calcext:value-type="float">
            <text:p/>
          </table:table-cell>
          <table:table-cell table:formula="of:=SUMIF([.$B$4:.$B$132];[.B120];[.$E$4:.$E$132])" office:value-type="float" office:value="29" calcext:value-type="float">
            <text:p/>
          </table:table-cell>
          <table:table-cell table:formula="of:=625-[.F120]" office:value-type="float" office:value="332.25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92.7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92.7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92.7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92.7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92.7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92.7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92.7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92.7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92.7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92.7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92.7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92.7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92.75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92.75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92.75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92.75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92.75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92.75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92.75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92.75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92.75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92.75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92.75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92.75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92.75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92.75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92.75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92.75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92.75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92.75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92.75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92.75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92.75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92.75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92.75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92.75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92.75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92.75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92.75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92.75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92.75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92.75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92.75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92.75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92.75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92.75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92.75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92.75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92.75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92.75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92.75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92.75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92.75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92.75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92.75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92.75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92.75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92.75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92.75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92.75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92.75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92.75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92.75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92.75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92.75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92.75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92.75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92.75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92.75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92.75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92.75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92.75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92.75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92.75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92.75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92.75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92.75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92.75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92.75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32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92.75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32.25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4:20:33.146378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8T19:07:59.915467527</dc:date>
    <meta:editing-duration>P6DT20H7M10S</meta:editing-duration>
    <meta:editing-cycles>245</meta:editing-cycles>
    <meta:generator>LibreOffice/4.2.2.1$Linux_X86_64 LibreOffice_project/420m0$Build-1</meta:generator>
    <meta:document-statistic meta:table-count="1" meta:cell-count="1422" meta:object-count="0"/>
  </office:meta>
</office:document-meta>
</file>